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8.68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5cm" svg:y="0.9cm" presentation:class="title" presentation:user-transformed="true">
          <draw:text-box>
            <text:p>Tutorial Makefile</text:p>
          </draw:text-box>
        </draw:frame>
        <draw:frame presentation:style-name="pr2" draw:text-style-name="P2" draw:layer="layout" svg:width="23.1cm" svg:height="7.65cm" svg:x="1.4cm" svg:y="5cm" presentation:class="subtitle" presentation:user-transformed="true">
          <draw:text-box>
            <text:p>Makefile é um arquivo de texto que contém um conjunto de regras e comandos para compilar projetos de softwares.</text:p>
            <text:p/>
            <text:p>Utiliza se o comando “make” para rodar esse arquiv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nstalaçã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Para instalar o “make” em um sistema Linux (distribuição Ubuntu): </text:p>
                <text:p text:style-name="P1"/>
                <text:p text:style-name="P1">sudo apt install make</text:p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8.681cm" svg:x="2.954cm" svg:y="4.432cm" presentation:class="title" presentation:user-transformed="true">
          <draw:text-box>
            <text:p text:style-name="P4"><text:span text:style-name="T1">1- Regras (target):</text:span><text:span text:style-name="T2"> Especifica como compilar/construir um projeto</text:span><text:span text:style-name="T2"><text:line-break/></text:span><text:span text:style-name="T2"><text:line-break/></text:span><text:span text:style-name="T1">2- Comandos:</text:span><text:span text:style-name="T2"> São linhas que são executados para compilar ou construir um projoto</text:span><text:span text:style-name="T2"><text:line-break/></text:span><text:span text:style-name="T1"><text:line-break/></text:span><text:span text:style-name="T1">3- Dependências:</text:span><text:span text:style-name="T2"> São partes do comando que são necessários para compilar ou construir um projeto</text:span><text:span text:style-name="T2"><text:line-break/></text:span><text:span text:style-name="T2"><text:line-break/></text:span><text:span text:style-name="T1">4- Variaveis</text:span></text:p>
          </draw:text-box>
        </draw:frame>
        <draw:frame presentation:style-name="pr1" draw:text-style-name="P6" draw:layer="layout" svg:width="25.199cm" svg:height="3.6cm" svg:x="1.501cm" svg:y="0.9cm" presentation:class="title" presentation:user-transformed="true">
          <draw:text-box>
            <text:p><text:span text:style-name="T3">Estrutura do Makef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5" draw:layer="layout" svg:width="19.999cm" svg:height="8.681cm" svg:x="2.954cm" svg:y="4.332cm" presentation:class="title" presentation:user-transformed="true">
          <draw:text-box>
            <text:p text:style-name="P4"><text:span text:style-name="T2">VARIAVEL=ABC</text:span><text:span text:style-name="T2"><text:line-break/></text:span><text:span text:style-name="T2"><text:line-break/></text:span><text:span text:style-name="T2">DEPENDENCIA1:</text:span><text:span text:style-name="T2"><text:line-break/></text:span><text:span text:style-name="T2"><text:tab/></text:span><text:span text:style-name="T2">COMANDO_DA_DEPENDENCIA1</text:span><text:span text:style-name="T2"><text:line-break/></text:span><text:span text:style-name="T2"><text:line-break/></text:span><text:span text:style-name="T2">DEPENDECIA2:</text:span><text:span text:style-name="T2"><text:line-break/></text:span><text:span text:style-name="T2"><text:tab/></text:span><text:span text:style-name="T2">COMANDO_DA_DEPENDENCIA2</text:span><text:span text:style-name="T2"><text:line-break/></text:span><text:span text:style-name="T2"><text:line-break/></text:span><text:span text:style-name="T2">REGRA1: DEPENDENCIA1 <text:s text:c="7"/>DEPENDENCIA2</text:span><text:span text:style-name="T2"><text:line-break/></text:span><text:span text:style-name="T2"><text:tab/></text:span><text:span text:style-name="T2">COMANDO_DA_REGRA1</text:span></text:p>
          </draw:text-box>
        </draw:frame>
        <draw:frame presentation:style-name="pr1" draw:text-style-name="P6" draw:layer="layout" svg:width="25.199cm" svg:height="3.6cm" svg:x="1.501cm" svg:y="0.9cm" presentation:class="title" presentation:user-transformed="true">
          <draw:text-box>
            <text:p><text:span text:style-name="T3">Estrutura do Makefi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xemp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  <text:p text:style-name="P1"><text:span text:style-name="T4">CFLAGS=-Wall -O2</text:span></text:p>
                <text:p text:style-name="P1"><text:span text:style-name="T4"/></text:p>
                <text:p text:style-name="P1"><text:span text:style-name="T4">all:</text:span></text:p>
                <text:list>
                  <text:list-header>
                    <text:p text:style-name="P1"><text:span text:style-name="T4">@gcc $(CFLAGS) -o hello hello.c</text:span></text:p>
                  </text:list-header>
                </text:list>
                <text:p text:style-name="P1"><text:span text:style-name="T4"/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16:45:52.991274340</meta:creation-date>
    <meta:editing-duration>PT32M27S</meta:editing-duration>
    <meta:editing-cycles>16</meta:editing-cycles>
    <meta:generator>LibreOffice/7.3.7.2$Linux_X86_64 LibreOffice_project/30$Build-2</meta:generator>
    <dc:title>Blueprint Plans</dc:title>
    <dc:date>2025-02-06T17:26:53.226875280</dc:date>
    <meta:document-statistic meta:object-count="74"/>
  </office:meta>
</office:document-meta>
</file>